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7.3091in" svg:height="5.1827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9T08:30:51.615753087</meta:creation-date>
    <dc:date>2022-04-29T08:31:01.916706816</dc:date>
    <meta:editing-duration>PT11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7.3.2.2$Linux_X86_64 LibreOffice_project/454130fadb9a820d3728b86ccb63c8f359d70528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1" loext:regression-extrapolate-backward="1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1" loext:regression-extrapolate-backward="1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3" loext:regression-extrapolate-backward="3" chart:regression-type="linear"/>
      <style:graphic-properties svg:stroke-color="#ffd320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chart-properties chart:regression-name="" chart:regression-max-degree="2" chart:regression-force-intercept="false" chart:regression-intercept-value="0" chart:regression-period="2" loext:regression-extrapolate-forward="2" loext:regression-extrapolate-backward="2" chart:regression-type="linear"/>
      <style:graphic-properties svg:stroke-color="#579d1c"/>
    </style:style>
    <style:style style:name="ch19" style:family="chart">
      <style:chart-properties chart:solid-type="cuboid" chart:symbol-type="named-symbol" chart:symbol-name="arrow-up" chart:symbol-width="0.25cm" chart:symbol-height="0.25cm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564cm" svg:height="13.163cm" xlink:href="." xlink:type="simple" chart:class="chart:scatter" chart:style-name="ch1">
        <chart:title svg:x="1.988cm" svg:y="1.189cm" chart:style-name="ch2">
          <text:p>xm(m) для разных частот</text:p>
        </chart:title>
        <chart:legend chart:legend-position="end" svg:x="15.685cm" svg:y="4.539cm" style:legend-expansion="high" chart:style-name="ch3"/>
        <chart:plot-area chart:style-name="ch4" chart:data-source-has-labels="both" svg:x="1.382cm" svg:y="3.037cm" svg:width="13.559cm" svg:height="8.71cm">
          <chart:coordinate-region svg:x="1.528cm" svg:y="3.236cm" svg:width="13.319cm" svg:height="7.864cm"/>
          <chart:axis chart:dimension="x" chart:name="primary-x" chart:style-name="ch5" chartooo:axis-type="auto">
            <chart:title svg:x="7.707cm" svg:y="12.01cm" chart:style-name="ch6">
              <text:p>m, ед</text:p>
            </chart:title>
            <chart:categories table:cell-range-address="local-table.$A$2:.$A$8"/>
            <chart:grid chart:style-name="ch7" chart:class="major"/>
          </chart:axis>
          <chart:axis chart:dimension="y" chart:name="primary-y" chart:style-name="ch8">
            <chart:title svg:x="0.451cm" svg:y="8.018cm" chart:style-name="ch9">
              <text:p>xm, мкм</text:p>
            </chart:title>
            <chart:grid chart:style-name="ch7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regression-curve chart:style-name="ch11">
              <chart:equation chart:display-equation="true" chart:display-r-square="false" svg:x="9.674cm" svg:y="0.481cm"/>
            </chart:regression-curve>
            <chart:data-point chart:repeated="7"/>
          </chart:series>
          <chart:series chart:style-name="ch12" chart:values-cell-range-address="local-table.$D$2:.$D$8" chart:label-cell-address="local-table.$D$1" chart:class="chart:scatter">
            <chart:regression-curve chart:style-name="ch13">
              <chart:equation chart:display-equation="true" chart:display-r-square="false" svg:x="9.652cm" svg:y="1.113cm"/>
            </chart:regression-curve>
            <chart:data-point chart:repeated="7"/>
          </chart:series>
          <chart:series chart:style-name="ch14" chart:values-cell-range-address="local-table.$E$2:.$E$8" chart:label-cell-address="local-table.$E$1" chart:class="chart:scatter">
            <chart:regression-curve chart:style-name="ch15">
              <chart:equation chart:display-equation="true" chart:display-r-square="false" svg:x="9.653cm" svg:y="1.738cm"/>
            </chart:regression-curve>
            <chart:data-point chart:repeated="2"/>
            <chart:data-point chart:style-name="ch16"/>
            <chart:data-point chart:repeated="4"/>
          </chart:series>
          <chart:series chart:style-name="ch17" chart:values-cell-range-address="local-table.$F$2:.$F$8" chart:label-cell-address="local-table.$F$1" chart:class="chart:scatter">
            <chart:regression-curve chart:style-name="ch18">
              <chart:equation chart:display-equation="true" chart:display-r-square="false" svg:x="9.687cm" svg:y="2.403cm"/>
            </chart:regression-curve>
            <chart:data-point chart:repeated="2"/>
            <chart:data-point chart:style-name="ch19"/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f1</text:p>
              </table:table-cell>
              <table:table-cell office:value-type="string">
                <text:p>f2</text:p>
              </table:table-cell>
              <table:table-cell office:value-type="string">
                <text:p>f3</text:p>
              </table:table-cell>
              <table:table-cell office:value-type="string">
                <text:p>f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1108">
                <text:p>1108</text:p>
              </table:table-cell>
              <table:table-cell office:value-type="float" office:value="2476">
                <text:p>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972">
                <text:p>972</text:p>
              </table:table-cell>
              <table:table-cell office:value-type="float" office:value="2220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824">
                <text:p>824</text:p>
              </table:table-cell>
              <table:table-cell office:value-type="float" office:value="1852">
                <text:p>1852</text:p>
              </table:table-cell>
              <table:table-cell office:value-type="float" office:value="1148">
                <text:p>114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60">
                <text:p>660</text:p>
              </table:table-cell>
              <table:table-cell office:value-type="float" office:value="1476">
                <text:p>1476</text:p>
              </table:table-cell>
              <table:table-cell office:value-type="float" office:value="668">
                <text:p>66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20">
                <text:p>520</text:p>
              </table:table-cell>
              <table:table-cell office:value-type="float" office:value="1080">
                <text:p>1080</text:p>
              </table:table-cell>
              <table:table-cell office:value-type="float" office:value="72">
                <text:p>7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60">
                <text:p>360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08">
                <text:p>208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454130fadb9a820d3728b86ccb63c8f359d7052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